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20.3327in"/>
    </style:style>
    <style:style style:name="co3" style:family="table-column">
      <style:table-column-properties fo:break-before="auto" style:column-width="1.1035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8957in"/>
    </style:style>
    <style:style style:name="co6" style:family="table-column">
      <style:table-column-properties fo:break-before="auto" style:column-width="0.4209in"/>
    </style:style>
    <style:style style:name="co7" style:family="table-column">
      <style:table-column-properties fo:break-before="auto" style:column-width="0.652in"/>
    </style:style>
    <style:style style:name="co8" style:family="table-column">
      <style:table-column-properties fo:break-before="auto" style:column-width="0.9937in"/>
    </style:style>
    <style:style style:name="co9" style:family="table-column">
      <style:table-column-properties fo:break-before="auto" style:column-width="0.8102in"/>
    </style:style>
    <style:style style:name="co10" style:family="table-column">
      <style:table-column-properties fo:break-before="auto" style:column-width="0.6161in"/>
    </style:style>
    <style:style style:name="co11" style:family="table-column">
      <style:table-column-properties fo:break-before="auto" style:column-width="0.8902in"/>
    </style:style>
    <style:style style:name="ro1" style:family="table-row">
      <style:table-row-properties style:row-height="0.1681in" fo:break-before="auto" style:use-optimal-row-height="fals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/>
    </style:style>
    <style:style style:name="ce2" style:family="table-cell" style:parent-style-name="Default">
      <style:table-cell-properties fo:background-color="#dde8cb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d8ce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8pt"/>
    </style:style>
  </office:automatic-styles>
  <office:body>
    <office:spreadsheet>
      <table:calculation-settings table:automatic-find-labels="false" table:use-regular-expressions="false" table:use-wildcards="true"/>
      <table:table table:name="interesting_rules_Pneumonia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ce1"/>
        <table:table-column table:style-name="co11" table:number-columns-repeated="16372" table:default-cell-style-name="Default"/>
        <table:table-row table:style-name="ro1">
          <table:table-cell/>
          <table:table-cell table:style-name="ce2"/>
          <table:table-cell table:style-name="ce1" table:number-columns-repeated="9"/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Pneumonia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std(skwns) &lt; 16.88) ∧ (std(mel10=1687Hz) &lt; 0.54) ∧ (min(mel8=1194Hz) &lt; -4.20) ∧ (std(mel8=1194Hz) &lt; 0.19)</text:p>
          </table:table-cell>
          <table:table-cell office:value-type="string" calcext:value-type="string">
            <text:p>Pneumonia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std(skwns) &lt; 16.88) ∧ (std(mel10=1687Hz) &lt; 0.54) ∧ (min(mel8=1194Hz) &lt; -4.20) ∧ (std(mel8=1194Hz) ≥ 0.19) ∧ (max(mel6=845Hz) ≥ -3.58) ∧ (std(mel6=845Hz) ≥ 0.48) ∧ (max(decrs) &lt; 0.93)</text:p>
          </table:table-cell>
          <table:table-cell office:value-type="string" calcext:value-type="string">
            <text:p>Pneumonia</text:p>
          </table:table-cell>
          <table:table-cell office:value-type="float" office:value="0.15" calcext:value-type="float">
            <text:p>0.15</text:p>
          </table:table-cell>
          <table:table-cell office:value-type="float" office:value="0.73" calcext:value-type="float">
            <text:p>0.73</text:p>
          </table:table-cell>
          <table:table-cell office:value-type="float" office:value="1.61" calcext:value-type="float">
            <text:p>1.6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std(skwns) &lt; 16.88) ∧ (std(mel10=1687Hz) ≥ 0.54) ∧ (bsd(mel14=3366Hz) ≥ 3.5) ∧ (3ac(mel8=1194Hz) ≥ 0.01)</text:p>
          </table:table-cell>
          <table:table-cell office:value-type="string" calcext:value-type="string">
            <text:p>Healthy</text:p>
          </table:table-cell>
          <table:table-cell office:value-type="float" office:value="0.12" calcext:value-type="float">
            <text:p>0.12</text:p>
          </table:table-cell>
          <table:table-cell office:value-type="float" office:value="0.92" calcext:value-type="float">
            <text:p>0.92</text:p>
          </table:table-cell>
          <table:table-cell office:value-type="float" office:value="1.68" calcext:value-type="float">
            <text:p>1.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std(skwns) ≥ 20.37) ∧ (std(mel9=1419Hz) ≥ 0.14) ∧ (med(mel9=1419Hz) &lt; -3.28)</text:p>
          </table:table-cell>
          <table:table-cell office:value-type="string" calcext:value-type="string">
            <text:p>Healthy</text:p>
          </table:table-cell>
          <table:table-cell office:value-type="float" office:value="0.22" calcext:value-type="float">
            <text:p>0.22</text:p>
          </table:table-cell>
          <table:table-cell office:value-type="float" office:value="0.95" calcext:value-type="float">
            <text:p>0.95</text:p>
          </table:table-cell>
          <table:table-cell office:value-type="float" office:value="1.75" calcext:value-type="float">
            <text:p>1.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in(mfcc2) &lt; 1.50) ∧ (max(mfcc4) ≥ 0.56) ∧ (mean(mfcc5) &lt; 0.48) ∧ (med(mel11=2005Hz) &lt; 9.76e-5)</text:p>
          </table:table-cell>
          <table:table-cell office:value-type="string" calcext:value-type="string">
            <text:p>Healthy</text:p>
          </table:table-cell>
          <table:table-cell office:value-type="float" office:value="0.37" calcext:value-type="float">
            <text:p>0.37</text:p>
          </table:table-cell>
          <table:table-cell office:value-type="float" office:value="0.86" calcext:value-type="float">
            <text:p>0.86</text:p>
          </table:table-cell>
          <table:table-cell office:value-type="float" office:value="1.75" calcext:value-type="float">
            <text:p>1.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in(mfcc2) ≥ 1.50) ∧ (min(mfcc3) ≥ -0.53) ∧ (min(mel14=3366Hz) ≥ 2.98e-8) ∧ (med(cntrd) &lt; 19.89) ∧ (3ac(mfcc4) ≥ 0.00)</text:p>
          </table:table-cell>
          <table:table-cell office:value-type="string" calcext:value-type="string">
            <text:p>Pneumonia</text:p>
          </table:table-cell>
          <table:table-cell office:value-type="float" office:value="0.27" calcext:value-type="float">
            <text:p>0.27</text:p>
          </table:table-cell>
          <table:table-cell office:value-type="float" office:value="0.96" calcext:value-type="float">
            <text:p>0.96</text:p>
          </table:table-cell>
          <table:table-cell office:value-type="float" office:value="1.91" calcext:value-type="float">
            <text:p>1.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cntrd) ≥ 1084.33) ∧ (std⁻(skwns) ≤ 0.08))</text:p>
          </table:table-cell>
          <table:table-cell office:value-type="string" calcext:value-type="string">
            <text:p>Healthy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.02" calcext:value-type="float">
            <text:p>2.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mel8=1194Hz) ≤ -4.91) ∧ [G](max(cntrd) &lt; 1084.33) ∧ [G](std⁺(mel10=1687Hz) &lt; 0.42) ∧ [G]((max(mel8=1194Hz) ≤ -4.91) → [DBE](std⁺(mel13=2832Hz) &lt; 0.17))</text:p>
          </table:table-cell>
          <table:table-cell office:value-type="string" calcext:value-type="string">
            <text:p>Pneumonia</text:p>
          </table:table-cell>
          <table:table-cell office:value-type="float" office:value="0.28" calcext:value-type="float">
            <text:p>0.28</text:p>
          </table:table-cell>
          <table:table-cell office:value-type="float" office:value="0.93" calcext:value-type="float">
            <text:p>0.93</text:p>
          </table:table-cell>
          <table:table-cell office:value-type="float" office:value="1.84" calcext:value-type="float">
            <text:p>1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fcc2) ≤ 1.60) ∧ ⟨D̅B̅E̅⟩(min(mfcc5) ≥ -0.01)) ∧ [G]((max(mfcc2) ≤ 1.60) → [G](max(mfcc5) &lt; 0.91))</text:p>
          </table:table-cell>
          <table:table-cell office:value-type="string" calcext:value-type="string">
            <text:p>Healthy</text:p>
          </table:table-cell>
          <table:table-cell office:value-type="float" office:value="0.4" calcext:value-type="float">
            <text:p>0.4</text:p>
          </table:table-cell>
          <table:table-cell office:value-type="float" office:value="0.92" calcext:value-type="float">
            <text:p>0.92</text:p>
          </table:table-cell>
          <table:table-cell office:value-type="float" office:value="1.67" calcext:value-type="float">
            <text:p>1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fcc3) ≤ -0.52) ∧ ⟨L⟩(max(crest) ≤ 20.89)) ∧ [G](max(mfcc2) &gt; 1.60) ∧ [G]((max(mfcc3) ≤ -0.52) → [D̅B̅E̅](max(mfcc4) &gt; -0.53)) ∧ [G]((max(mfcc3) ≤ -0.52) → [DBE](max(flatn) &lt; 0.10)) ∧ [G]((max(mfcc3) ≤ -0.52) → [G](sumdiagcov⁻(mel11=2005Hz) &gt; 0.0)) ∧ [G]((max(mfcc3) ≤ -0.52) → [L]((max(crest) ≤ 20.89) → (std⁻(mel6=845Hz) &gt; 7.53e-7)))</text:p>
          </table:table-cell>
          <table:table-cell office:value-type="string" calcext:value-type="string">
            <text:p>Healthy</text:p>
          </table:table-cell>
          <table:table-cell office:value-type="float" office:value="0.12" calcext:value-type="float">
            <text:p>0.12</text:p>
          </table:table-cell>
          <table:table-cell office:value-type="float" office:value="0.58" calcext:value-type="float">
            <text:p>0.58</text:p>
          </table:table-cell>
          <table:table-cell office:value-type="float" office:value="1.05" calcext:value-type="float">
            <text:p>1.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[G](max(mfcc2) &gt; 1.60) ∧ [G](max(mfcc3) &gt; -0.52) ∧ [G](max(mel12=2383Hz) &gt; 1.23e-8) ∧ [G](std⁺(mfcc6) &lt; 0.32)</text:p>
          </table:table-cell>
          <table:table-cell office:value-type="string" calcext:value-type="string">
            <text:p>Pneumonia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2.15" calcext:value-type="float">
            <text:p>2.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Pneumonia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Bronchiecstasis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std(decrs) &lt; 2.77</text:p>
          </table:table-cell>
          <table:table-cell office:value-type="string" calcext:value-type="string">
            <text:p>Bronchiectasis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std(decrs) ≥ 2.77</text:p>
          </table:table-cell>
          <table:table-cell office:value-type="string" calcext:value-type="string">
            <text:p>Healthy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mean(decrs) &lt; -1.49</text:p>
          </table:table-cell>
          <table:table-cell office:value-type="string" calcext:value-type="string">
            <text:p>Healthy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mean(decrs) ≥ -1.49</text:p>
          </table:table-cell>
          <table:table-cell office:value-type="string" calcext:value-type="string">
            <text:p>Bronchiectasis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.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7=1005Hz) ≥ -4.14) ∧ ⟨AO⟩((max(kurts) ≤ 6.44) ∧ ⟨D̅B̅E̅⟩((mean(mel7=1005Hz) ≤ -4.18) ∧ ⟨D̅B̅E̅⟩((median(decrs) ≥ -0.36) ∧ (std⁺(mel1=357Hz) ≥ 0.48)))))</text:p>
          </table:table-cell>
          <table:table-cell office:value-type="string" calcext:value-type="string">
            <text:p>Healthy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7=1005Hz) ≥ -4.14) ∧ ⟨AO⟩(max(kurts) ≤ 6.44)) ∧ [G]((max(mel7=1005Hz) ≥ -4.14) → [AO]((max(kurts) ≤ 6.44) → [D̅B̅E̅](mean(mel7=1005Hz) &gt; -4.18))) ∧ [G]((max(mel7=1005Hz) ≥ -4.14) → [AO]((max(kurts) ≤ 6.44) → (max(mel11=2005Hz) &gt; -5.05)))</text:p>
          </table:table-cell>
          <table:table-cell office:value-type="string" calcext:value-type="string">
            <text:p>Bronchiectasis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mel7=1005Hz) ≥ -4.14) ∧ [G]((max(mel7=1005Hz) ≥ -4.14) → [AO](max(kurts) &gt; 6.44))</text:p>
          </table:table-cell>
          <table:table-cell office:value-type="string" calcext:value-type="string">
            <text:p>Bronchiectasis</text:p>
          </table:table-cell>
          <table:table-cell office:value-type="float" office:value="0.28" calcext:value-type="float">
            <text:p>0.28</text:p>
          </table:table-cell>
          <table:table-cell office:value-type="float" office:value="0.8" calcext:value-type="float">
            <text:p>0.8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[G](max(mel7=1005Hz) &lt; -4.14) ∧ [G](std⁻(mel13=2832Hz) &gt; 0.00)</text:p>
          </table:table-cell>
          <table:table-cell office:value-type="string" calcext:value-type="string">
            <text:p>Healthy</text:p>
          </table:table-cell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1.33" calcext:value-type="float">
            <text:p>1.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kurts) ≤ 5.06) ∧ ⟨D̅B̅E̅⟩(median(mel8=1194Hz) ≤ 9.17e-5)) ∧ [G]((max(kurts) ≤ 5.06) → [D̅B̅E̅]((median(mel8=1194Hz) ≤ 9.17e-5) → (quantile_hh⁺(mel9=1419Hz) &lt; 2.20)))</text:p>
          </table:table-cell>
          <table:table-cell office:value-type="string" calcext:value-type="string">
            <text:p>Healthy</text:p>
          </table:table-cell>
          <table:table-cell office:value-type="float" office:value="0.44" calcext:value-type="float">
            <text:p>0.44</text:p>
          </table:table-cell>
          <table:table-cell office:value-type="float" office:value="0.94" calcext:value-type="float">
            <text:p>0.94</text:p>
          </table:table-cell>
          <table:table-cell office:value-type="float" office:value="1.69" calcext:value-type="float">
            <text:p>1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kurts) ≤ 5.06) ∧ [G]((max(kurts) ≤ 5.06) → [D̅B̅E̅](median(mel8=1194Hz) &gt; 9.17e-5))</text:p>
          </table:table-cell>
          <table:table-cell office:value-type="string" calcext:value-type="string">
            <text:p>Bronchiectasis</text:p>
          </table:table-cell>
          <table:table-cell office:value-type="float" office:value="0.14" calcext:value-type="float">
            <text:p>0.14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std⁺(mel2=424Hz) ≥ 0.01) ∧ [G](max(kurts) &gt; 5.06) ∧ [G](max(mel7=1005Hz) &gt; 8.51e-7)</text:p>
          </table:table-cell>
          <table:table-cell office:value-type="string" calcext:value-type="string">
            <text:p>Bronchiectasis</text:p>
          </table:table-cell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 office:value-type="float" office:value="1.88" calcext:value-type="float">
            <text:p>1.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ectas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COPD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d(entrp) &lt; 0.21) ∧ (min(mel12=2383Hz) ≥ -8.02) ∧ (std(mel10=1687Hz) ≥ 0.15) ∧ (mean(slope) ≥ -0.03)</text:p>
          </table:table-cell>
          <table:table-cell office:value-type="string" calcext:value-type="string">
            <text:p>Healthy</text:p>
          </table:table-cell>
          <table:table-cell office:value-type="float" office:value="0.24" calcext:value-type="float">
            <text:p>0.24</text:p>
          </table:table-cell>
          <table:table-cell office:value-type="float" office:value="0.96" calcext:value-type="float">
            <text:p>0.96</text:p>
          </table:table-cell>
          <table:table-cell office:value-type="float" office:value="1.86" calcext:value-type="float">
            <text:p>1.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d(entrp) ≥ 0.23) ∧ (min(mel14=3366Hz) ≥ -5.87)</text:p>
          </table:table-cell>
          <table:table-cell office:value-type="string" calcext:value-type="string">
            <text:p>COPD</text:p>
          </table:table-cell>
          <table:table-cell office:value-type="float" office:value="0.27" calcext:value-type="float">
            <text:p>0.27</text:p>
          </table:table-cell>
          <table:table-cell office:value-type="float" office:value="0.97" calcext:value-type="float">
            <text:p>0.97</text:p>
          </table:table-cell>
          <table:table-cell office:value-type="float" office:value="2.01" calcext:value-type="float">
            <text:p>2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crest) &lt; 120.66) ∧ (qnt(mel6=845Hz) ≥ 1.73)</text:p>
          </table:table-cell>
          <table:table-cell office:value-type="string" calcext:value-type="string">
            <text:p>COPD</text:p>
          </table:table-cell>
          <table:table-cell office:value-type="float" office:value="0.29" calcext:value-type="float">
            <text:p>0.29</text:p>
          </table:table-cell>
          <table:table-cell office:value-type="float" office:value="0.94" calcext:value-type="float">
            <text:p>0.94</text:p>
          </table:table-cell>
          <table:table-cell office:value-type="float" office:value="1.64" calcext:value-type="float">
            <text:p>1.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crest) ≥ 120.66) ∧ (min(mfcc2) &lt; 1.55) ∧ (med(mel13=2832Hz) &lt; 8.06e-5) ∧ (mean(slope) ≥ -0.05)</text:p>
          </table:table-cell>
          <table:table-cell office:value-type="string" calcext:value-type="string">
            <text:p>Healthy</text:p>
          </table:table-cell>
          <table:table-cell office:value-type="float" office:value="0.32" calcext:value-type="float">
            <text:p>0.32</text:p>
          </table:table-cell>
          <table:table-cell office:value-type="float" office:value="0.97" calcext:value-type="float">
            <text:p>0.97</text:p>
          </table:table-cell>
          <table:table-cell office:value-type="float" office:value="2.27" calcext:value-type="float">
            <text:p>2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crest) ≥ 120.66) ∧ (min(mfcc2) ≥ 1.55) ∧ (med(slope) &lt; -0.02) ∧ (max(mfcc5) &lt; 0.83) ∧ (max(mfcc6) ≥ 0.02)</text:p>
          </table:table-cell>
          <table:table-cell office:value-type="string" calcext:value-type="string">
            <text:p>COPD</text:p>
          </table:table-cell>
          <table:table-cell office:value-type="float" office:value="0.16" calcext:value-type="float">
            <text:p>0.16</text:p>
          </table:table-cell>
          <table:table-cell office:value-type="float" office:value="0.89" calcext:value-type="float">
            <text:p>0.89</text:p>
          </table:table-cell>
          <table:table-cell office:value-type="float" office:value="1.55" calcext:value-type="float">
            <text:p>1.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1=357Hz) ≤ -3.83) ∧ ⟨L̅⟩((max(mel13=2832Hz) ≥ -8.07) ∧ (max(skwns) ≤ 1.57) ∧ ⟨G⟩(std⁺(entrp) ≥ 0.11)))</text:p>
          </table:table-cell>
          <table:table-cell office:value-type="string" calcext:value-type="string">
            <text:p>Healthy</text:p>
          </table:table-cell>
          <table:table-cell office:value-type="float" office:value="0.32" calcext:value-type="float">
            <text:p>0.32</text:p>
          </table:table-cell>
          <table:table-cell office:value-type="float" office:value="0.94" calcext:value-type="float">
            <text:p>0.94</text:p>
          </table:table-cell>
          <table:table-cell office:value-type="float" office:value="1.92" calcext:value-type="float">
            <text:p>1.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1=357Hz) ≤ -3.83) ∧ ⟨L̅⟩((max(mel13=2832Hz) ≥ -8.07) ∧ (max(skwns) ≤ 1.57) ∧ ⟨D̅B̅E̅⟩(std⁻(cntrd) ≤ 13.24))) ∧ [G]((max(mel1=357Hz) ≤ -3.83) → [L̅]((max(mel13=2832Hz) ≥ -8.07) → (max(skwns) ≤ 1.57) → [G](std⁺(entrp) &lt; 0.11))) ∧ [G]((max(mel1=357Hz) ≤ -3.83) → [L̅]((max(mel13=2832Hz) ≥ -8.07) → (max(skwns) ≤ 1.57) → [D̅B̅E̅]((std⁻(cntrd) ≤ 13.24) → (std⁺(mel2=424Hz) &lt; 0.41))))</text:p>
          </table:table-cell>
          <table:table-cell office:value-type="string" calcext:value-type="string">
            <text:p>Healthy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1.85" calcext:value-type="float">
            <text:p>1.8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mel1=357Hz) ≤ -3.83) ∧ [G]((max(mel1=357Hz) ≤ -3.83) → [L̅](max(mel13=2832Hz) &lt; -8.07))</text:p>
          </table:table-cell>
          <table:table-cell office:value-type="string" calcext:value-type="string">
            <text:p>COPD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mel12=2383Hz) ≥ -4.46) ∧ [G](max(mel1=357Hz) &gt; -3.83)</text:p>
          </table:table-cell>
          <table:table-cell office:value-type="string" calcext:value-type="string">
            <text:p>COPD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.96" calcext:value-type="float">
            <text:p>1.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[G](max(mel1=357Hz) &gt; -3.83) ∧ [G](max(mel12=2383Hz) &lt; -4.46) ∧ [G](max(cntrd) &lt; 986.78) ∧ [G](max(mel7=1005Hz) &lt; -2.36)</text:p>
          </table:table-cell>
          <table:table-cell office:value-type="string" calcext:value-type="string">
            <text:p>COPD</text:p>
          </table:table-cell>
          <table:table-cell office:value-type="float" office:value="0.13" calcext:value-type="float">
            <text:p>0.13</text:p>
          </table:table-cell>
          <table:table-cell office:value-type="float" office:value="0.93" calcext:value-type="float">
            <text:p>0.93</text:p>
          </table:table-cell>
          <table:table-cell office:value-type="float" office:value="1.82" calcext:value-type="float">
            <text:p>1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5=711Hz) ≤ 5.15e-5) ∧ ⟨AO⟩((min(cntrd) ≥ 984.58) ∧ ⟨AO⟩(min(mfcc4) ≥ 0.44))) ∧ [G]((max(mel5=711Hz) ≤ 5.15e-5) → [AO]((min(cntrd) ≥ 984.58) → [AO]((min(mfcc4) ≥ 0.44) → [G](max(mel10=1687Hz) &gt; 1.30e-7))))</text:p>
          </table:table-cell>
          <table:table-cell office:value-type="string" calcext:value-type="string">
            <text:p>Healthy</text:p>
          </table:table-cell>
          <table:table-cell office:value-type="float" office:value="0.31" calcext:value-type="float">
            <text:p>0.31</text:p>
          </table:table-cell>
          <table:table-cell office:value-type="float" office:value="0.97" calcext:value-type="float">
            <text:p>0.97</text:p>
          </table:table-cell>
          <table:table-cell office:value-type="float" office:value="1.84" calcext:value-type="float">
            <text:p>1.8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fcc6) ≥ 0.05) ∧ (max(mfcc5) ≤ 0.24)) ∧ [G](max(mel5=711Hz) &gt; 5.15e-5)</text:p>
          </table:table-cell>
          <table:table-cell office:value-type="string" calcext:value-type="string">
            <text:p>COPD</text:p>
          </table:table-cell>
          <table:table-cell office:value-type="float" office:value="0.25" calcext:value-type="float">
            <text:p>0.25</text:p>
          </table:table-cell>
          <table:table-cell office:value-type="float" office:value="0.96" calcext:value-type="float">
            <text:p>0.96</text:p>
          </table:table-cell>
          <table:table-cell office:value-type="float" office:value="2.04" calcext:value-type="float">
            <text:p>2.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COPD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URTI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skwns) &lt; 17.49) ∧ (mean(mel4=599Hz) ≥ -5.19) ∧ (std(mel1=357Hz) ≥ 0.48) ∧ (3ac(mel3=504Hz) &lt; 0.15) ∧ (qnt(mel14=3366Hz) ≥ 2.10)</text:p>
          </table:table-cell>
          <table:table-cell office:value-type="string" calcext:value-type="string">
            <text:p>URTI</text:p>
          </table:table-cell>
          <table:table-cell office:value-type="float" office:value="0.12" calcext:value-type="float">
            <text:p>0.12</text:p>
          </table:table-cell>
          <table:table-cell office:value-type="float" office:value="0.9" calcext:value-type="float">
            <text:p>0.9</text:p>
          </table:table-cell>
          <table:table-cell office:value-type="float" office:value="1.94" calcext:value-type="float">
            <text:p>1.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skwns) ≥ 17.49) ∧ (min(mel1=357Hz) &lt; -3.17) ∧ (mean(slope) &lt; -0.02) ∧ (qnt(cntrd) &lt; 2.05)</text:p>
          </table:table-cell>
          <table:table-cell office:value-type="string" calcext:value-type="string">
            <text:p>Healthy</text:p>
          </table:table-cell>
          <table:table-cell office:value-type="float" office:value="0.12" calcext:value-type="float">
            <text:p>0.12</text:p>
          </table:table-cell>
          <table:table-cell office:value-type="float" office:value="0.6" calcext:value-type="float">
            <text:p>0.6</text:p>
          </table:table-cell>
          <table:table-cell office:value-type="float" office:value="1.12" calcext:value-type="float">
            <text:p>1.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skwns) ≥ 17.49) ∧ (min(mel1=357Hz) &lt; -3.17) ∧ (mean(slope) &lt; -0.02) ∧ (qnt(cntrd) ≥ 2.05) ∧ (max(mel10=1687Hz) ≥ -4.21) ∧ (std(decrs) &lt; 8.13) ∧ (max(flatn) ≥ 5.38e-5) ∧ (max(slope) &lt; -0.00)</text:p>
          </table:table-cell>
          <table:table-cell office:value-type="string" calcext:value-type="string">
            <text:p>Healthy</text:p>
          </table:table-cell>
          <table:table-cell office:value-type="float" office:value="0.12" calcext:value-type="float">
            <text:p>0.12</text:p>
          </table:table-cell>
          <table:table-cell office:value-type="float" office:value="0.7" calcext:value-type="float">
            <text:p>0.7</text:p>
          </table:table-cell>
          <table:table-cell office:value-type="float" office:value="1.31" calcext:value-type="float">
            <text:p>1.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mfcc2) &lt; 3.53) ∧ (med(mfcc2) ≥ 1.49) ∧ (max(mfcc3) ≥ 0.26) ∧ (qnt(kurts) &lt; 2.14) ∧ (bsm(mfcc1) ≥ 10.5) ∧ (bsd(mfcc6) &lt; 4.5)</text:p>
          </table:table-cell>
          <table:table-cell office:value-type="string" calcext:value-type="string">
            <text:p>Healthy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1.49" calcext:value-type="float">
            <text:p>1.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mfcc2) ≥ 3.53) ∧ (mean(mel3=504Hz) ≥ 9.25e-5) ∧ (max(mel13=2832Hz) &lt; 1.44e-6)</text:p>
          </table:table-cell>
          <table:table-cell office:value-type="string" calcext:value-type="string">
            <text:p>URTI</text:p>
          </table:table-cell>
          <table:table-cell office:value-type="float" office:value="0.16" calcext:value-type="float">
            <text:p>0.16</text:p>
          </table:table-cell>
          <table:table-cell office:value-type="float" office:value="0.86" calcext:value-type="float">
            <text:p>0.86</text:p>
          </table:table-cell>
          <table:table-cell office:value-type="float" office:value="1.8" calcext:value-type="float">
            <text:p>1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flatn) ≥ 0.14) ∧ [G]((max(flatn) ≥ 0.14) → [L](max(flatn) &lt; 0.28)) ∧ [G]((max(flatn) ≥ 0.14) → [L̅](sumdiagcov⁻(flatn) &gt; 0.01)) ∧ [G]((max(flatn) ≥ 0.14) → [D̅B̅E̅](max(crest) &gt; 15.22))</text:p>
          </table:table-cell>
          <table:table-cell office:value-type="string" calcext:value-type="string">
            <text:p>Healthy</text:p>
          </table:table-cell>
          <table:table-cell office:value-type="float" office:value="0.14" calcext:value-type="float">
            <text:p>0.14</text:p>
          </table:table-cell>
          <table:table-cell office:value-type="float" office:value="0.5" calcext:value-type="float">
            <text:p>0.5</text:p>
          </table:table-cell>
          <table:table-cell office:value-type="float" office:value="1.08" calcext:value-type="float">
            <text:p>1.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el7=1005Hz) ≤ -4.79) ∧ ⟨AO⟩(sumdiagcov⁻(entrp) ≤ 0.04)) ∧ [G](max(flatn) &lt; 0.14) ∧ [G]((max(mel7=1005Hz) ≤ -4.79) → [D̅B̅E̅](max(mel8=1194Hz) &gt; -6.82)) ∧ [G]((max(mel7=1005Hz) ≤ -4.79) → [A̅O̅](mean_longstretch1⁺(mel4=599Hz) &lt; 8.0))</text:p>
          </table:table-cell>
          <table:table-cell office:value-type="string" calcext:value-type="string">
            <text:p>URTI</text:p>
          </table:table-cell>
          <table:table-cell office:value-type="float" office:value="0.24" calcext:value-type="float">
            <text:p>0.24</text:p>
          </table:table-cell>
          <table:table-cell office:value-type="float" office:value="0.9" calcext:value-type="float">
            <text:p>0.9</text:p>
          </table:table-cell>
          <table:table-cell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fcc2) ≥ 5.02) ∧ ⟨A̅O̅⟩(std⁻(sprd) ≤ 1.03))</text:p>
          </table:table-cell>
          <table:table-cell office:value-type="string" calcext:value-type="string">
            <text:p>URTI</text:p>
          </table:table-cell>
          <table:table-cell office:value-type="float" office:value="0.1" calcext:value-type="float">
            <text:p>0.1</text:p>
          </table:table-cell>
          <table:table-cell office:value-type="float" office:value="0.78" calcext:value-type="float">
            <text:p>0.78</text:p>
          </table:table-cell>
          <table:table-cell office:value-type="float" office:value="1.37" calcext:value-type="float">
            <text:p>1.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mfcc2) ≥ 5.02) ∧ (mean(flatn) ≥ 0.02) ∧ ⟨G⟩(std⁺(entrp) ≥ 0.10)) ∧ [G]((max(mfcc2) ≥ 5.02) → [A̅O̅](std⁻(sprd) &gt; 1.03)) ∧ [G]((max(mfcc2) ≥ 5.02) → [L](std⁺(mel13=2832Hz) &lt; 8.86e-6)) ∧ [G]((max(mfcc2) ≥ 5.02) → (mean(flatn) ≥ 0.02) → [L](std⁻(mel2=424Hz) &gt; 3.23e-7))</text:p>
          </table:table-cell>
          <table:table-cell office:value-type="string" calcext:value-type="string">
            <text:p>URTI</text:p>
          </table:table-cell>
          <table:table-cell office:value-type="float" office:value="0.14" calcext:value-type="float">
            <text:p>0.14</text:p>
          </table:table-cell>
          <table:table-cell office:value-type="float" office:value="0.83" calcext:value-type="float">
            <text:p>0.83</text:p>
          </table:table-cell>
          <table:table-cell office:value-type="float" office:value="1.46" calcext:value-type="float">
            <text:p>1.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max(skwns) ≤ 1.13) ∧ [G](max(mfcc2) &lt; 5.02) ∧ [G](max(mfcc4) &gt; -0.03) ∧ [G](std⁺(skwns) &lt; 3.45) ∧ [G](std⁺(mfcc4) &lt; 0.61) ∧ [G]((max(skwns) ≤ 1.13) → [A̅O̅](max(cntrd) &gt; 690.00)) ∧ [G]((max(skwns) ≤ 1.13) → [G](sumdiagcov⁻(mel3=504Hz) &gt; 0.00))</text:p>
          </table:table-cell>
          <table:table-cell office:value-type="string" calcext:value-type="string">
            <text:p>Healthy</text:p>
          </table:table-cell>
          <table:table-cell office:value-type="float" office:value="0.12" calcext:value-type="float">
            <text:p>0.12</text:p>
          </table:table-cell>
          <table:table-cell office:value-type="float" office:value="0.5" calcext:value-type="float">
            <text:p>0.5</text:p>
          </table:table-cell>
          <table:table-cell office:value-type="float" office:value="1.16" calcext:value-type="float">
            <text:p>1.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URTI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 table:number-columns-spanned="10" table:number-rows-spanned="1">
            <text:p>Bronchiolitis</text:p>
          </table:table-cell>
          <table:covered-table-cell table:number-columns-repeated="9"/>
          <table:table-cell table:number-columns-repeated="16373"/>
        </table:table-row>
        <table:table-row table:style-name="ro3">
          <table:table-cell/>
          <table:table-cell table:style-name="ce4" office:value-type="string" calcext:value-type="string">
            <text:p>rule</text:p>
          </table:table-cell>
          <table:table-cell table:style-name="ce4" office:value-type="string" calcext:value-type="string">
            <text:p>consequent</text:p>
          </table:table-cell>
          <table:table-cell table:style-name="ce4" office:value-type="string" calcext:value-type="string">
            <text:p>coverage</text:p>
          </table:table-cell>
          <table:table-cell table:style-name="ce4" office:value-type="string" calcext:value-type="string">
            <text:p>confidence</text:p>
          </table:table-cell>
          <table:table-cell table:style-name="ce4" office:value-type="string" calcext:value-type="string">
            <text:p>lift</text:p>
          </table:table-cell>
          <table:table-cell table:style-name="ce4" office:value-type="string" calcext:value-type="string">
            <text:p>natoms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dition</text:p>
          </table:table-cell>
          <table:table-cell office:value-type="string" calcext:value-type="string">
            <text:p>scale</text:p>
          </table:table-cell>
          <table:table-cell table:style-name="ce4" office:value-type="string" calcext:value-type="string">
            <text:p>featset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kurts) &lt; 5761.28) ∧ (med(mel6=845Hz) &lt; -3.25) ∧ (mean(entrp) &lt; 0.21) ∧ (max(mel1=357Hz) ≥ -2.47) ∧ (mean(skwns) &lt; 15.58) ∧ (std(mel3=504Hz) ≥ 0.57) ∧ (qnt(kurts) &lt; 2.18)</text:p>
          </table:table-cell>
          <table:table-cell office:value-type="string" calcext:value-type="string">
            <text:p>Bronchiolitis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2.07" calcext:value-type="float">
            <text:p>2.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ean(kurts) &lt; 5761.28) ∧ (med(mel6=845Hz) &lt; -3.25) ∧ (mean(entrp) ≥ 0.21) ∧ (min(skwns) &lt; 3.35)</text:p>
          </table:table-cell>
          <table:table-cell office:value-type="string" calcext:value-type="string">
            <text:p>Bronchiolitis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1.93" calcext:value-type="float">
            <text:p>1.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mean(kurts) ≥ 5761.28</text:p>
          </table:table-cell>
          <table:table-cell office:value-type="string" calcext:value-type="string">
            <text:p>Healthy</text:p>
          </table:table-cell>
          <table:table-cell office:value-type="float" office:value="0.27" calcext:value-type="float">
            <text:p>0.27</text:p>
          </table:table-cell>
          <table:table-cell office:value-type="float" office:value="0.87" calcext:value-type="float">
            <text:p>0.87</text:p>
          </table:table-cell>
          <table:table-cell office:value-type="float" office:value="1.67" calcext:value-type="float">
            <text:p>1.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ax(mfcc2) &lt; 6.36) ∧ (med(mfcc5) &lt; 0.11)</text:p>
          </table:table-cell>
          <table:table-cell office:value-type="string" calcext:value-type="string">
            <text:p>Healthy</text:p>
          </table:table-cell>
          <table:table-cell office:value-type="float" office:value="0.18" calcext:value-type="float">
            <text:p>0.18</text:p>
          </table:table-cell>
          <table:table-cell office:value-type="float" office:value="0.9" calcext:value-type="float">
            <text:p>0.9</text:p>
          </table:table-cell>
          <table:table-cell office:value-type="float" office:value="1.63" calcext:value-type="float">
            <text:p>1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ax(mfcc2) &lt; 6.36) ∧ (med(mfcc5) ≥ 0.11) ∧ (mean(crest) &lt; 134.78) ∧ (qnt(mel6=845Hz) ≥ 1.85) ∧ (mean(mel4=599Hz) ≥ 1.47e-5)</text:p>
          </table:table-cell>
          <table:table-cell office:value-type="string" calcext:value-type="string">
            <text:p>Bronchiolitis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 office:value-type="float" office:value="1.72" calcext:value-type="float">
            <text:p>1.7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ax(mfcc2) &lt; 6.36) ∧ (med(mfcc5) ≥ 0.11) ∧ (mean(crest) ≥ 134.78) ∧ (med(mfcc2) &lt; 2.03)</text:p>
          </table:table-cell>
          <table:table-cell office:value-type="string" calcext:value-type="string">
            <text:p>Healthy</text:p>
          </table:table-cell>
          <table:table-cell office:value-type="float" office:value="0.12" calcext:value-type="float">
            <text:p>0.12</text:p>
          </table:table-cell>
          <table:table-cell office:value-type="float" office:value="1" calcext:value-type="float">
            <text:p>1</text:p>
          </table:table-cell>
          <table:table-cell office:value-type="float" office:value="1.81" calcext:value-type="float">
            <text:p>1.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(max(mfcc2) ≥ 6.36) ∧ (med(skwns) &lt; 15.43)</text:p>
          </table:table-cell>
          <table:table-cell office:value-type="string" calcext:value-type="string">
            <text:p>Bronchiolitis</text:p>
          </table:table-cell>
          <table:table-cell office:value-type="float" office:value="0.16" calcext:value-type="float">
            <text:p>0.16</text:p>
          </table:table-cell>
          <table:table-cell office:value-type="float" office:value="0.78" calcext:value-type="float">
            <text:p>0.78</text:p>
          </table:table-cell>
          <table:table-cell office:value-type="float" office:value="1.74" calcext:value-type="float">
            <text:p>1.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position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crest) ≥ 39.35) ∧ ⟨AO⟩((median(flux) ≥ 0.21) ∧ ⟨AO⟩((min(mel4=599Hz) ≤ -5.09) ∧ (max(mel8=1194Hz) ≥ -5.55)))) ∧ [G]((max(crest) ≥ 39.35) → [AO]((median(flux) ≥ 0.21) → [AO]((min(mel4=599Hz) ≤ -5.09) → [L](max(crest) &gt; 15.83))))</text:p>
          </table:table-cell>
          <table:table-cell office:value-type="string" calcext:value-type="string">
            <text:p>Bronchiolitis</text:p>
          </table:table-cell>
          <table:table-cell office:value-type="float" office:value="0.3" calcext:value-type="float">
            <text:p>0.3</text:p>
          </table:table-cell>
          <table:table-cell office:value-type="float" office:value="0.88" calcext:value-type="float">
            <text:p>0.88</text:p>
          </table:table-cell>
          <table:table-cell office:value-type="float" office:value="1.83" calcext:value-type="float">
            <text:p>1.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[G](max(crest) &lt; 39.35) ∧ [G](sumdiagcov⁻(entrp) &gt; 0.00)</text:p>
          </table:table-cell>
          <table:table-cell office:value-type="string" calcext:value-type="string">
            <text:p>Healthy</text:p>
          </table:table-cell>
          <table:table-cell office:value-type="float" office:value="0.16" calcext:value-type="float">
            <text:p>0.16</text:p>
          </table:table-cell>
          <table:table-cell office:value-type="float" office:value="1" calcext:value-type="float">
            <text:p>1</text:p>
          </table:table-cell>
          <table:table-cell office:value-type="float" office:value="1.93" calcext:value-type="float">
            <text:p>1.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⟨G⟩((max(crest) ≥ 39.35) ∧ ⟨AO⟩((mean(mel1=357Hz) ≥ 0.00) ∧ (mean(mfcc1) ≤ -19.99))) ∧ [G]((max(crest) ≥ 39.35) → [AO]((mean(mel1=357Hz) ≥ 0.00) → (mean(mfcc1) ≤ -19.99) → [AO](min(mel3=504Hz) &gt; 6.57e-7)))</text:p>
          </table:table-cell>
          <table:table-cell office:value-type="string" calcext:value-type="string">
            <text:p>Bronchiolitis</text:p>
          </table:table-cell>
          <table:table-cell office:value-type="float" office:value="0.25" calcext:value-type="float">
            <text:p>0.25</text:p>
          </table:table-cell>
          <table:table-cell office:value-type="float" office:value="0.93" calcext:value-type="float">
            <text:p>0.93</text:p>
          </table:table-cell>
          <table:table-cell office:value-type="float" office:value="1.63" calcext:value-type="float">
            <text:p>1.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3">
          <table:table-cell/>
          <table:table-cell office:value-type="string" calcext:value-type="string">
            <text:p>[G](max(crest) &lt; 39.35) ∧ [G](std⁻(mel11=2005Hz) &gt; 1.23e-9)</text:p>
          </table:table-cell>
          <table:table-cell office:value-type="string" calcext:value-type="string">
            <text:p>Healthy</text:p>
          </table:table-cell>
          <table:table-cell office:value-type="float" office:value="0.21" calcext:value-type="float">
            <text:p>0.21</text:p>
          </table:table-cell>
          <table:table-cell office:value-type="float" office:value="0.83" calcext:value-type="float">
            <text:p>0.83</text:p>
          </table:table-cell>
          <table:table-cell office:value-type="float" office:value="1.94" calcext:value-type="float">
            <text:p>1.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Bronchiolitis</text:p>
          </table:table-cell>
          <table:table-cell office:value-type="string" calcext:value-type="string">
            <text:p>semitones</text:p>
          </table:table-cell>
          <table:table-cell office:value-type="string" calcext:value-type="string">
            <text:p>(:mfcc,)</text:p>
          </table:table-cell>
          <table:table-cell table:number-columns-repeated="16373"/>
        </table:table-row>
        <table:table-row table:style-name="ro1">
          <table:table-cell/>
          <table:table-cell table:style-name="ce2"/>
          <table:table-cell table:style-name="ce1" table:number-columns-repeated="9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1T16:09:27.721248543</dc:date>
    <meta:editing-duration>PT3M24S</meta:editing-duration>
    <meta:editing-cycles>1</meta:editing-cycles>
    <meta:document-statistic meta:table-count="1" meta:cell-count="605" meta:object-count="0"/>
    <meta:generator>LibreOffice/24.2.6.2$Linux_X86_64 LibreOffice_project/8e9a753d9daaea75c34b417ba1bdf556bf2fc5b3</meta:generator>
  </office:meta>
</office:document-meta>
</file>